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62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fo:font-size="2pt" style:font-size-asian="2pt" style:font-size-complex="2pt"/>
    </style:style>
    <style:style style:name="T1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Free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g</text:span><text:span text:style-name="T1">ua</text:span><text:span text:style-name="T1">ge</text:span><text:span text:style-name="T1">ns </text:span><text:span text:style-name="T1">de </text:span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</text:span><text:span text:style-name="T2">nci</text:span><text:span text:style-name="T2">sco </text:span><text:span text:style-name="T2">San</text:span><text:span text:style-name="T2">t'An</text:span><text:span text:style-name="T2">na</text:span></text:p>
            <text:p text:style-name="P2"><text:span text:style-name="T3">Sala </text:span><text:span text:style-name="T3">6020</text:span><text:span text:style-name="T3">-B</text:span></text:p>
            <text:p text:style-name="P2"><text:span text:style-name="T4">fran</text:span><text:span text:style-name="T4">cisc</text:span><text:span text:style-name="T4">o@im</text:span><text:span text:style-name="T4">e.ue</text:span><text:span text:style-name="T4">rj.b</text:span><text:span text:style-name="T4">r</text:span></text:p>
            <text:p text:style-name="P2"><text:span text:style-name="T5"/></text:p>
            <text:p text:style-name="P2"><text:span text:style-name="T6">http:</text:span><text:span text:style-name="T6">//git</text:span><text:span text:style-name="T6">hub.c</text:span><text:span text:style-name="T6">om/fs</text:span><text:span text:style-name="T6">antan</text:span><text:span text:style-name="T6">na-</text:span><text:span text:style-name="T6">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625cm" svg:x="1.4cm" svg:y="7.978cm" presentation:class="title" presentation:user-transformed="true">
          <draw:text-box>
            <text:p>Vetores<text:line-break/>Array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  <text:p><text:span text:style-name="T8"/></text:p>
                <text:p xml:id="id7" text:id="id7"><text:span text:style-name="T8">*(xs+3) = 10; // xs[3]=10</text:span></text:p>
                <text:p xml:id="id8" text:id="id8"><text:span text:style-name="T8">printf(“%d\n”, xs[3]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vetor <text:span text:style-name="T13">vec</text:span> de inteiros, o tamanho do vetor <text:span text:style-name="T13">n</text:span> e preencha o vetor com <text:span text:style-name="T13">n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vetor <text:span text:style-name="T13">vec</text:span>, o tamanho do vetor <text:span text:style-name="T13">n</text:span> e retorne a média entre todos os valores do vetor.</text:p>
                <text:p><text:span text:style-name="T1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9" text:id="id9"><text:span text:style-name="T15">int</text:span><text:span text:style-name="T16"> vs[3][2] = { {1,2},{3,4},{5,6} };</text:span></text:p>
                <text:p xml:id="id11" text:id="id11"><text:span text:style-name="T15">printf</text:span><text:span text:style-name="T16">(“%d %d\n”, vs[0][1], vs[1][0]);</text:span></text:p>
                <text:p xml:id="id12" text:id="id12"><text:span text:style-name="T15">printf</text:span><text:span text:style-name="T16">(“%p %p\n”, &amp;vs, &amp;vs[0][0]);</text:span></text:p>
                <text:p xml:id="id13" text:id="id13"><text:span text:style-name="T15">printf</text:span><text:span text:style-name="T16">(“%p\n”, <text:s text:c="8"/>&amp;vs[0][1]);</text:span></text:p>
                <text:p xml:id="id14" text:id="id14"><text:span text:style-name="T15">printf</text:span><text:span text:style-name="T16">(“%p\n”, <text:s text:c="8"/>&amp;vs[1][0]);</text:span></text:p>
                <text:p><text:span text:style-name="T16"/></text:p>
              </text:list-header>
            </text:list>
          </draw:text-box>
        </draw:frame>
        <draw:frame draw:style-name="standard" xml:id="id10" draw:id="id10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3">preenche</text:span> que receba um array bidimensional <text:span text:style-name="T13">arr</text:span> de inteiros com uma dimensão fixa (<text:span text:style-name="T17">LxC</text:span>), e preencha o array com <text:span text:style-name="T13">l*c</text:span> números lidos do teclado.</text:p>
                <text:p><text:span text:style-name="T14"/></text:p>
              </text:list-item>
              <text:list-item>
                <text:p>Crie uma função <text:span text:style-name="T13">media</text:span> que receba um array bidimensional <text:span text:style-name="T13">arr</text:span>, a quantidade de linhas <text:span text:style-name="T13">l</text:span>, a quantidade de colunas <text:span text:style-name="T13">c</text:span> ,e retorne a média entre todos os valores do arra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3</text:p>
          </draw:text-box>
        </draw:frame>
        <draw:frame presentation:style-name="pr8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7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7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5</meta:editing-cycles>
    <meta:editing-duration>P59DT2H6M40S</meta:editing-duration>
    <meta:initial-creator>chico </meta:initial-creator>
    <dc:date>2018-06-06T19:08:11.663763836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